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aa1f7" officeooo:paragraph-rsid="000aa1f7"/>
    </style:style>
    <style:style style:name="P2" style:family="paragraph" style:parent-style-name="Standard">
      <style:text-properties officeooo:rsid="0009d67b" officeooo:paragraph-rsid="0009d67b"/>
    </style:style>
    <style:style style:name="P3" style:family="paragraph" style:parent-style-name="Standard" style:list-style-name="L1">
      <style:text-properties officeooo:rsid="0009d67b" officeooo:paragraph-rsid="0009d67b"/>
    </style:style>
    <style:style style:name="P4" style:family="paragraph" style:parent-style-name="Standard" style:list-style-name="L2">
      <style:text-properties officeooo:rsid="0009d67b" officeooo:paragraph-rsid="0009d67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enza 10/07</text:p>
      <text:p text:style-name="P2"/>
      <text:list xml:id="list3040565872" text:style-name="L1">
        <text:list-item>
          <text:p text:style-name="P3">Che tipo di carattere usare nelle prove?</text:p>
          <text:p text:style-name="P3"/>
        </text:list-item>
      </text:list>
      <text:list xml:id="list3809230669" text:style-name="L2">
        <text:list-item>
          <text:list>
            <text:list-item>
              <text:p text:style-name="P4">Arial punti 10 per le alternative di risposta</text:p>
            </text:list-item>
            <text:list-item>
              <text:p text:style-name="P4">Arial punti 12 per il testo</text:p>
            </text:list-item>
          </text:list>
        </text:list-item>
      </text:list>
      <text:p text:style-name="P2"/>
      <text:list text:continue-list="list3040565872" text:style-name="L1">
        <text:list-item>
          <text:p text:style-name="P3">Che acronimi/formule/etc. vanno lasciati nel testo per vedere se va bene?</text:p>
        </text:list-item>
      </text:list>
      <text:p text:style-name="P2"><text:tab/></text:p>
      <text:list text:continue-list="list3809230669" text:style-name="L2">
        <text:list-item>
          <text:list>
            <text:list-item>
              <text:p text:style-name="P4">Tutte gli acronimi/formule/etc andrebbero esplicitati opportunamente, qualora sia possibile dato il tipo di domanda richiesta allo studente</text:p>
            </text:list-item>
            <text:list-item>
              <text:p text:style-name="P4">Caso d’uso pratico:</text:p>
              <text:list>
                <text:list-item>
                  <text:p text:style-name="P4">VO2 Max (richiesto nella domanda come significato – va bene lasciarlo integrale)</text:p>
                </text:list-item>
                <text:list-item>
                  <text:p text:style-name="P4">CO2 e altri acronimi es. acetil-COA (parte dei punti di elenco/richieste), in tal caso va esplicitata</text:p>
                </text:list-item>
                <text:list-item>
                  <text:p text:style-name="P4">Pressione x massa – meglio metterlo come “il prodotto di pressione e massa”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09:16:50.136239600</meta:creation-date>
    <meta:generator>LibreOffice/25.2.4.3$Windows_X86_64 LibreOffice_project/33e196637044ead23f5c3226cde09b47731f7e27</meta:generator>
    <dc:date>2025-07-10T09:22:36.130701400</dc:date>
    <meta:editing-duration>PT5M46S</meta:editing-duration>
    <meta:editing-cycles>3</meta:editing-cycles>
    <meta:print-date>2025-07-10T09:22:24.561818300</meta:print-date>
    <meta:printed-by>File PDF</meta:printed-by>
    <meta:document-statistic meta:table-count="0" meta:image-count="0" meta:object-count="0" meta:page-count="1" meta:paragraph-count="11" meta:word-count="102" meta:character-count="627" meta:non-whitespace-character-count="541"/>
  </office:meta>
</office:document-meta>
</file>